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Some people were just meant to be crazy. I suppose that I am one of those people, sitting on a desert mountain. I can’t help it - Crazy, Aspiring Benevolence is my best inner soundtrack. I like to be around other people with that vibe. We teach each other things. We mind left field. It may be rough out there, but there are diamonds. And normies often pass right by these Anchorite’s Treasures, without ever noticing them. For most of them are tragic slaves of time.</text:p>
      <text:p text:style-name="Normal"/>
      <text:p text:style-name="Normal">Without pot, my emotions can’t become words. I cannot call that a sinful indulgence. </text:p>
      <text:p text:style-name="Normal"/>
      <text:p text:style-name="Normal">Charity is the death of capitalism, for its source is a liberated labor of love. society offers hedonistic nihilism as medicine? This state is a wretched cynicism and the rot of True Spiritual Class. A theft has occurred. A matrix is assaulting our senses and chomping upon our souls. The powers of the air bear down on us from sinister towers of Babel. Helpless &amp; mesmerized, our sheepish souls cower before empire.</text:p>
      <text:p text:style-name="Normal"/>
      <text:p text:style-name="Normal">Worthiness through Grace is a Sacred Heart in Flames</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